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name-asian="Arial" style:font-size-asian="10pt" style:font-name-complex="Arial"/>
    </style:style>
    <style:style style:name="P2" style:family="paragraph" style:parent-style-name="Standard">
      <style:text-properties style:font-name="Arial" fo:font-size="10pt" style:font-name-asian="Arial" style:font-size-asian="10pt" style:font-name-complex="Arial" style:font-size-complex="10pt"/>
    </style:style>
    <style:style style:name="P3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6" style:family="paragraph" style:parent-style-name="Standard">
      <style:paragraph-properties style:text-autospace="none">
        <style:tab-stops/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Arial" fo:font-size="10pt" style:font-name-asian="Arial" style:font-size-asian="10pt" style:font-name-complex="Ari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style:font-name-asian="Arial" style:font-size-asian="10pt" style:font-name-complex="Ari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line-height="200%" fo:text-align="center" style:justify-single-word="false" style:shadow="none"/>
      <style:text-properties style:font-name="Arial" fo:font-size="10pt" style:font-name-asian="Arial" style:font-size-asian="10pt" style:font-name-complex="Arial" style:font-size-complex="10pt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text-properties style:font-name="Arial" fo:font-size="10pt" style:font-name-asian="Arial" style:font-size-asian="10pt" style:font-name-complex="Arial"/>
    </style:style>
    <style:style style:name="P15" style:family="paragraph" style:parent-style-name="Standard" style:list-style-name="L1">
      <style:paragraph-properties fo:line-height="200%" style:text-autospace="none"/>
      <style:text-properties style:font-name="Arial" fo:font-size="10pt" style:font-name-asian="Arial" style:font-size-asian="10pt" style:font-name-complex="Arial" style:font-size-complex="10pt"/>
    </style:style>
    <style:style style:name="P16" style:family="paragraph" style:parent-style-name="Standard">
      <style:paragraph-properties fo:line-height="200%" style:text-autospace="none"/>
      <style:text-properties style:font-name="Arial" fo:font-size="10pt" style:font-name-asian="Arial" style:font-size-asian="10pt" style:font-name-complex="Arial" style:font-size-complex="10pt"/>
    </style:style>
    <style:style style:name="P17" style:family="paragraph" style:parent-style-name="Standard" style:list-style-name="L2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style:style style:name="P18" style:family="paragraph" style:parent-style-name="Standard">
      <style:paragraph-properties style:text-autospace="none"/>
      <style:text-properties style:font-name="Arial" fo:font-size="10pt" style:font-name-asian="Arial" style:font-size-asian="10pt" style:font-name-complex="Arial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FFIDAVIT OF SERVICE</text:p>
      <text:p text:style-name="P4"/>
      <text:p text:style-name="P11"/>
      <text:p text:style-name="P9">FEDERAL COURT OF APPEAL</text:p>
      <text:p text:style-name="Standard"/>
      <text:p text:style-name="P1">BETWEEN:</text:p>
      <text:p text:style-name="P11"/>
      <text:p text:style-name="P9">Radu Hociung</text:p>
      <text:p text:style-name="P7">Appellant</text:p>
      <text:p text:style-name="P11"/>
      <text:p text:style-name="P8">and</text:p>
      <text:p text:style-name="P11"/>
      <text:p text:style-name="P9">Minister of Public Safety and Emergency Preparedness</text:p>
      <text:p text:style-name="P5">Respondent</text:p>
      <text:p text:style-name="P4"/>
      <text:p text:style-name="P4">AFFIDAVIT OF SERVICE</text:p>
      <text:p text:style-name="P12"/>
      <text:p text:style-name="P6"/>
      <text:p text:style-name="P6"><text:tab/>I, Radu Hociung, of the Solidaridad in the Quintana Roo state of Mexico, SWEAR THAT:</text:p>
      <text:p text:style-name="P6"/>
      <text:list xml:id="list5316866466937848392" text:style-name="L1">
        <text:list-item>
          <text:p text:style-name="P15">I served the Minister <text:s/>Minister of Public Safety and Emergency Preparedness with Appeal Books by sending a copy by FedEx, a courier, to Eric Peterson, solicitor for the Respondent at the Department of Justice, The Exchange Tower, 130 King Street West, Suite 3400 Box 36, Toronto Ontario M5X 1K6.</text:p>
        </text:list-item>
        <text:list-item>
          <text:p text:style-name="P15">The Appeal Book was given to the courier on 21 September, 2018. It was delivered on Sept 27, 2018.</text:p>
        </text:list-item>
        <text:list-item>
          <text:p text:style-name="P15">I served the Minister of Public Safety and Emergency Preparedness with a Memorandum of Fact and Law by sending a copy by fax on October 26th, 2018 to Eric Peterson, solicitor for the Respondent, at (416) 973-5004.</text:p>
        </text:list-item>
      </text:list>
      <text:p text:style-name="P16"/>
      <text:p text:style-name="P3">_____________________________</text:p>
      <text:p text:style-name="P3">Radu Hociung</text:p>
      <text:p text:style-name="P3"/>
      <text:p text:style-name="P3"/>
      <text:p text:style-name="P3">Sworn before me at the City of Solidaridad <text:s text:c="2"/>in the Quintana Roo state of Mexico on October 31, 2018.</text:p>
      <text:p text:style-name="P3"/>
      <text:p text:style-name="P3"/>
      <text:p text:style-name="P3"/>
      <text:p text:style-name="P3">______________________________________</text:p>
      <text:p text:style-name="P3"/>
      <text:p text:style-name="P3">Consular Officer of Canada</text:p>
      <text:p text:style-name="P3">Consular Agency of Canada</text:p>
      <text:p text:style-name="P3">Avenida 10 entre Calle 3 y 5, Playa del Carmen, Mexico, 777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text-align="start" style:justify-single-word="false" fo:text-indent="0cm" style:auto-text-indent="false" style:text-autospace="ideograph-alpha" style:vertical-align="auto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rry Phillips</meta:initial-creator>
    <dc:creator>Radu Hociung</dc:creator>
    <meta:creation-date>2005-01-11T13:26:00</meta:creation-date>
    <dc:date>2018-10-31T10:18:50.66</dc:date>
    <meta:generator>OpenOffice/4.0.1$Win32 OpenOffice.org_project/401m5$Build-9714</meta:generator>
    <meta:editing-duration>PT4H17M53S</meta:editing-duration>
    <meta:editing-cycles>18</meta:editing-cycles>
    <meta:document-statistic meta:table-count="0" meta:image-count="0" meta:object-count="0" meta:page-count="1" meta:paragraph-count="20" meta:word-count="189" meta:character-count="1143"/>
  </office:meta>
</office:document-meta>
</file>